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1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SI&quot;" style:apply-style-name="Good" style:base-cell-address="Hoja1.D3"/>
      <style:map style:condition="cell-content()=&quot;NO&quot;" style:apply-style-name="Error" style:base-cell-address="Hoja1.D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Salida Esperada</text:p>
          </table:table-cell>
          <table:table-cell office:value-type="string" calcext:value-type="string">
            <text:p>Salida Obtenida</text:p>
          </table:table-cell>
          <table:table-cell office:value-type="string" calcext:value-type="string">
            <text:p>Coinciden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00_ejercicio</text:p>
          </table:table-cell>
          <table:covered-table-cell table:number-columns-repeated="3" table:style-name="ce12"/>
        </table:table-row>
        <table:table-row table:style-name="ro2">
          <table:table-cell table:style-name="ce5" office:value-type="string" calcext:value-type="string">
            <text:p>17</text:p>
            <text:p>1 2 3</text:p>
            <text:p>1 3 2</text:p>
            <text:p>3 2 4</text:p>
            <text:p>2 4 5</text:p>
            <text:p>4 4 5</text:p>
            <text:p>11 2 10</text:p>
            <text:p>12 3 10</text:p>
            <text:p>10 1 5</text:p>
            <text:p>5 2 6</text:p>
            <text:p>6 3 15</text:p>
            <text:p>6 3 8</text:p>
            <text:p>5 1 8</text:p>
            <text:p>10 4 13</text:p>
            <text:p>8 1 7</text:p>
            <text:p>8 2 9</text:p>
            <text:p>8 1 14</text:p>
            <text:p>13 2 14</text:p>
            <text:p>4</text:p>
            <text:p>7 2</text:p>
            <text:p>1 7</text:p>
            <text:p>15 5</text:p>
            <text:p>12 4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11" table:formula="of:=IF([.B3]=[.C3];&quot;SI&quot;;&quot;NO&quot;)" office:value-type="string" office:string-value="NO" calcext:value-type="string">
            <text:p>NO</text:p>
          </table:table-cell>
        </table:table-row>
        <calcext:conditional-formats>
          <calcext:conditional-format calcext:target-range-address="Hoja1.D3:Hoja1.D3">
            <calcext:condition calcext:apply-style-name="Good" calcext:value="=&quot;SI&quot;" calcext:base-cell-address="Hoja1.D3"/>
            <calcext:condition calcext:apply-style-name="Error" calcext:value="=&quot;NO&quot;" calcext:base-cell-address="Hoja1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in_20_título1" style:display-name="Sin título1" style:family="table-cell" style:parent-style-name="Default"/>
    <style:style style:name="Sin_20_título2" style:display-name="Sin título2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01:50:30.6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Nahuel Vitale</meta:initial-creator>
    <meta:creation-date>2018-07-16T22:15:21.188000000</meta:creation-date>
    <dc:date>2018-07-17T01:50:47.701000000</dc:date>
    <dc:creator>Luciano Nahuel Vitale</dc:creator>
    <meta:editing-duration>PT25M46S</meta:editing-duration>
    <meta:editing-cycles>5</meta:editing-cycles>
    <meta:generator>LibreOffice/6.0.3.2$Windows_X86_64 LibreOffice_project/8f48d515416608e3a835360314dac7e47fd0b821</meta:generator>
    <meta:document-statistic meta:table-count="1" meta:cell-count="8" meta:object-count="0"/>
  </office:meta>
</office:document-meta>
</file>